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c813" officeooo:paragraph-rsid="000bc813"/>
    </style:style>
    <style:style style:name="P2" style:family="paragraph" style:parent-style-name="Standard">
      <style:text-properties officeooo:rsid="000d1823" officeooo:paragraph-rsid="000d1823"/>
    </style:style>
    <style:style style:name="P3" style:family="paragraph" style:parent-style-name="Standard">
      <style:text-properties officeooo:rsid="000ed697" officeooo:paragraph-rsid="000ed697"/>
    </style:style>
    <style:style style:name="P4" style:family="paragraph" style:parent-style-name="Standard">
      <style:text-properties officeooo:rsid="000ed697" officeooo:paragraph-rsid="000fdb20"/>
    </style:style>
    <style:style style:name="P5" style:family="paragraph" style:parent-style-name="Standard">
      <style:text-properties officeooo:rsid="000fdb20" officeooo:paragraph-rsid="000fdb20"/>
    </style:style>
    <style:style style:name="T1" style:family="text">
      <style:text-properties officeooo:rsid="000d1823"/>
    </style:style>
    <style:style style:name="T2" style:family="text">
      <style:text-properties officeooo:rsid="000fd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tell me something about yourself :</text:p>
      <text:p text:style-name="P1"/>
      <text:p text:style-name="P1">c)do you prefer to work alone or un a team ?</text:p>
      <text:p text:style-name="P1"/>
      <text:p text:style-name="P1">I prefer to work alone. <text:s/>It’s easier for me. I can control every step of the work and know what happen. And if there is a mistake, it’s a lot more simple to understand what I do wrong. </text:p>
      <text:p text:style-name="P1"/>
      <text:p text:style-name="P1">d)do you prefer to work in a big or small compagny ?</text:p>
      <text:p text:style-name="P1"/>
      <text:p text:style-name="P1">I don’t really mind working in a big or small compagny. </text:p>
      <text:p text:style-name="P1"/>
      <text:p text:style-name="P1">e)how long does it generally take you to be fully operationnel ?</text:p>
      <text:p text:style-name="P1"/>
      <text:p text:style-name="P1">It’s depend of what you asking me to do. <text:span text:style-name="T1">Usally, <text:s/>i can be operationnel in one month.</text:span></text:p>
      <text:p text:style-name="P1"/>
      <text:p text:style-name="P2">f)are you willing to work ?</text:p>
      <text:p text:style-name="P2"/>
      <text:p text:style-name="P2">Yes.</text:p>
      <text:p text:style-name="P2"/>
      <text:p text:style-name="P2">g)when can you start ?</text:p>
      <text:p text:style-name="P2"/>
      <text:p text:style-name="P2">Tommorow ? </text:p>
      <text:p text:style-name="P2"/>
      <text:p text:style-name="P2">h)where do you hope to be in 5 year ?</text:p>
      <text:p text:style-name="P2"/>
      <text:p text:style-name="P2">i) what is you greatest strentgh ?</text:p>
      <text:p text:style-name="P2"/>
      <text:p text:style-name="P3">I think I learn fast.</text:p>
      <text:p text:style-name="P2"/>
      <text:p text:style-name="P2">j)weakness ?</text:p>
      <text:p text:style-name="P2"/>
      <text:p text:style-name="P3">I have some difficult to communicate.</text:p>
      <text:p text:style-name="P2"/>
      <text:p text:style-name="P3">k) What are your salary expetations ?</text:p>
      <text:p text:style-name="P3"/>
      <text:p text:style-name="P3">l) Why should be hire you rather than another applicant ?</text:p>
      <text:p text:style-name="P3"/>
      <text:p text:style-name="P3">m)what do your consider to be an acceptable rate of absenteeism ?</text:p>
      <text:p text:style-name="P3"/>
      <text:p text:style-name="P3">Two or three day by month.</text:p>
      <text:p text:style-name="P3"/>
      <text:p text:style-name="P4">n)<text:span text:style-name="T2">tell me about your studies. Why did you choose the IT field ?</text:span></text:p>
      <text:p text:style-name="P4"/>
      <text:p text:style-name="P4">My father is a <text:span text:style-name="T2">sys admin. I guess it run in the familly.</text:span></text:p>
      <text:p text:style-name="P3"/>
      <text:p text:style-name="P5">o)What is your level in english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15:37.562328400</meta:creation-date>
    <dc:date>2017-11-21T23:08:42.309476012</dc:date>
    <meta:editing-duration>PT8H58M24S</meta:editing-duration>
    <meta:editing-cycles>1</meta:editing-cycles>
    <meta:document-statistic meta:table-count="0" meta:image-count="0" meta:object-count="0" meta:page-count="1" meta:paragraph-count="23" meta:word-count="220" meta:character-count="1064" meta:non-whitespace-character-count="862"/>
    <meta:generator>LibreOffice/5.1.6.2$Linux_X86_64 LibreOffice_project/10m0$Build-2</meta:generator>
  </office:meta>
</office:document-meta>
</file>